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76cm" fo:min-width="1.02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07cm" fo:min-width="1.23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93cm" fo:min-width="2.3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93cm" fo:min-width="2.29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76cm" fo:min-width="1.02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639cm" fo:min-width="3.18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38cm" fo:min-width="2.771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106cm" fo:min-width="5.21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796cm" fo:min-width="1.16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538cm" fo:min-width="3.437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0.893cm" fo:min-width="3.183cm"/>
    </style:style>
    <style:style style:name="gr15" style:family="graphic" style:parent-style-name="standard">
      <style:graphic-properties draw:stroke="none" svg:stroke-color="#000000" draw:fill="none" draw:fill-color="#ffffff" fo:min-height="0.493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097cm" fo:min-width="0.847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3.357cm" fo:min-width="4.58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02cm" fo:min-width="1.40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13cm" fo:min-width="2.422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893cm" fo:min-width="2.688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93cm" fo:min-width="2.763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394cm" fo:min-width="4.397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55cm" fo:min-width="1.208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277cm" fo:min-width="4.725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 fo:min-height="0.985cm" fo:min-width="4.397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741cm" fo:min-width="1.321cm"/>
    </style:style>
    <style:style style:name="gr27" style:family="graphic" style:parent-style-name="standard">
      <style:graphic-properties draw:fill-color="#ffff99" draw:textarea-horizontal-align="justify" draw:textarea-vertical-align="middle" draw:auto-grow-height="false" fo:min-height="1.833cm" fo:min-width="4.397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934cm" fo:min-width="4.652cm"/>
    </style:style>
    <style:style style:name="gr29" style:family="graphic" style:parent-style-name="standard">
      <style:graphic-properties draw:fill-color="#ffff99" draw:textarea-horizontal-align="justify" draw:textarea-vertical-align="middle" draw:auto-grow-height="false" fo:min-height="2.811cm" fo:min-width="5.21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10pt" style:font-size-asian="18pt" style:font-size-complex="18pt"/>
    </style:style>
    <style:style style:name="P8" style:family="paragraph">
      <loext:graphic-properties draw:fill-color="#ffff99"/>
      <style:paragraph-properties fo:text-align="center"/>
      <style:text-properties fo:font-size="10pt" style:font-size-asian="18pt" style:font-size-complex="18pt"/>
    </style:style>
    <style:style style:name="P9" style:family="paragraph">
      <loext:graphic-properties draw:fill-color="#ffff99"/>
      <style:paragraph-properties fo:text-align="start"/>
      <style:text-properties fo:font-size="10pt" style:font-size-asian="18pt" style:font-size-complex="18pt"/>
    </style:style>
    <style:style style:name="P10" style:family="paragraph">
      <style:paragraph-properties fo:text-align="start">
        <style:tab-stops/>
      </style:paragraph-properties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048cm" svg:height="1.651cm" svg:x="16.356cm" svg:y="3.179cm">
          <text:p text:style-name="P1"><text:span text:style-name="T1">Character</text:span></text:p>
          <text:p text:style-name="P1"><text:span text:style-name="T1">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3.048cm" svg:height="1.651cm" svg:x="19.034cm" svg:y="5.123cm">
          <text:p text:style-name="P1"><text:span text:style-name="T1">ES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3.048cm" svg:height="1.651cm" svg:x="24.619cm" svg:y="9.761cm">
          <text:p text:style-name="P1"><text:span text:style-name="T1">Up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3.048cm" svg:height="1.651cm" svg:x="32.254cm" svg:y="11.444cm">
          <text:p text:style-name="P1"><text:span text:style-name="T1">Down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2" draw:id="id22" draw:layer="layout" svg:width="3.472cm" svg:height="2.113cm" svg:x="33.293cm" svg:y="14.889cm">
          <text:p text:style-name="P1"><text:span text:style-name="T1">input_ptr &gt;=</text:span></text:p>
          <text:p text:style-name="P1"><text:span text:style-name="T1">start_input_bu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4" draw:id="id24" draw:layer="layout" svg:width="3.048cm" svg:height="1.651cm" svg:x="38cm" svg:y="15.094cm">
          <text:p text:style-name="P1"><text:span text:style-name="T1">Righ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3.048cm" svg:height="1.651cm" svg:x="12.42cm" svg:y="7.234cm">
          <text:p text:style-name="P1"><text:span text:style-name="T1">C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6" draw:id="id6" draw:layer="layout" svg:width="2.845cm" svg:height="1.143cm" svg:x="14.875cm" svg:y="11.382cm">
          <text:p text:style-name="P1"><text:span text:style-name="T1">Copy work buffer</text:span></text:p>
          <text:p text:style-name="P1"><text:span text:style-name="T1"><text:s/></text:span><text:span text:style-name="T1">to ring buff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9" draw:id="id39" draw:layer="layout" svg:width="2.794cm" svg:height="1.143cm" svg:x="14.9cm" svg:y="13.421cm">
          <text:p text:style-name="P1"><text:span text:style-name="T1">Send work buffer</text:span></text:p>
          <text:p text:style-name="P1"><text:span text:style-name="T1">To char_fsm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9.034cm" svg:y1="5.949cm" svg:x2="13.944cm" svg:y2="7.234cm" draw:start-shape="id1" draw:start-glue-point="5" draw:end-shape="id2" draw:end-glue-point="4" svg:d="M19034 5949h-5090v1285" svg:viewBox="0 0 5091 1286">
          <text:p/>
        </draw:connector>
        <draw:connector draw:style-name="gr5" draw:text-style-name="P3" draw:layer="layout" svg:x1="22.082cm" svg:y1="5.949cm" svg:x2="26.143cm" svg:y2="9.761cm" draw:start-shape="id1" draw:start-glue-point="7" draw:end-shape="id3" draw:end-glue-point="4" svg:d="M22082 5949h4061v3812" svg:viewBox="0 0 4062 3813">
          <text:p/>
        </draw:connector>
        <draw:connector draw:style-name="gr5" draw:text-style-name="P3" draw:layer="layout" svg:x1="27.667cm" svg:y1="10.587cm" svg:x2="33.778cm" svg:y2="11.444cm" draw:start-shape="id3" draw:start-glue-point="7" draw:end-shape="id4" draw:end-glue-point="4" svg:d="M27667 10587h6111v857" svg:viewBox="0 0 6112 858">
          <text:p/>
        </draw:connector>
        <draw:custom-shape draw:style-name="gr6" draw:text-style-name="P2" xml:id="id16" draw:id="id16" draw:layer="layout" svg:width="3.043cm" svg:height="1.651cm" svg:x="5.826cm" svg:y="9.334cm">
          <text:p text:style-name="P1"><text:span text:style-name="T1">D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3.048cm" svg:height="1.651cm" svg:x="17.287cm" svg:y="9.534cm">
          <text:p text:style-name="P1"><text:span text:style-name="T1">input_buf</text:span></text:p>
          <text:p text:style-name="P1"><text:span text:style-name="T1">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17.287cm" svg:y1="10.36cm" svg:x2="16.297cm" svg:y2="11.382cm" draw:start-shape="id5" draw:start-glue-point="5" draw:end-shape="id6" draw:end-glue-point="0" svg:d="M17287 10360h-990v1022" svg:viewBox="0 0 991 1023">
          <text:p/>
        </draw:connector>
        <draw:custom-shape draw:style-name="gr7" draw:text-style-name="P2" xml:id="id38" draw:id="id38" draw:layer="layout" svg:width="3.683cm" svg:height="0.889cm" svg:x="19.089cm" svg:y="16.395cm">
          <text:p text:style-name="P1"><text:span text:style-name="T1">cursor_ptr = input_pt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2.794cm" svg:height="1.143cm" svg:x="16.483cm" svg:y="0.954cm">
          <text:p text:style-name="P1"><text:span text:style-name="T1">Read keyboard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7.88cm" svg:y1="2.097cm" svg:x2="17.88cm" svg:y2="3.179cm" draw:start-shape="id7" draw:start-glue-point="2" draw:end-shape="id8" draw:end-glue-point="4" svg:d="M17880 2097v1082" svg:viewBox="0 0 1 1083">
          <text:p/>
        </draw:connector>
        <draw:custom-shape draw:style-name="gr8" draw:text-style-name="P2" xml:id="id9" draw:id="id9" draw:layer="layout" svg:width="3.271cm" svg:height="1.788cm" svg:x="11.197cm" svg:y="3.11cm">
          <text:p text:style-name="P1"><text:span text:style-name="T1">Toggle heartbeat</text:span></text:p>
          <text:p text:style-name="P1"><text:span text:style-name="T1">other house</text:span></text:p>
          <text:p text:style-name="P1"><text:span text:style-name="T1">kee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16.356cm" svg:y1="4.005cm" svg:x2="14.468cm" svg:y2="4.004cm" draw:start-shape="id8" draw:start-glue-point="5" draw:end-shape="id9" draw:end-glue-point="1" svg:d="M16356 4005l-1888-1" svg:viewBox="0 0 1889 2">
          <text:p/>
        </draw:connector>
        <draw:connector draw:style-name="gr5" draw:text-style-name="P3" draw:layer="layout" svg:x1="12.832cm" svg:y1="3.11cm" svg:x2="16.483cm" svg:y2="1.525cm" draw:start-shape="id9" draw:start-glue-point="0" draw:end-shape="id7" draw:end-glue-point="3" svg:d="M12832 3110v-1585h3651" svg:viewBox="0 0 3652 1586">
          <text:p/>
        </draw:connector>
        <draw:frame draw:style-name="gr9" draw:text-style-name="P5" draw:layer="layout" svg:width="1.143cm" svg:height="0.762cm" svg:x="15.263cm" svg:y="3.372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18.145cm" svg:y="5.323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26.016cm" svg:y="14.462cm">
          <draw:text-box>
            <text:p><text:span text:style-name="T2">no</text:span></text:p>
          </draw:text-box>
        </draw:frame>
        <draw:frame draw:style-name="gr10" draw:text-style-name="P5" draw:layer="layout" svg:width="1.143cm" svg:height="0.725cm" svg:x="38.443cm" svg:y="13.375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11.565cm" svg:y="7.372cm">
          <draw:text-box>
            <text:p><text:span text:style-name="T2">no</text:span></text:p>
          </draw:text-box>
        </draw:frame>
        <draw:custom-shape draw:style-name="gr11" draw:text-style-name="P7" xml:id="id37" draw:id="id37" draw:layer="layout" svg:width="5.713cm" svg:height="2.356cm" svg:x="7.188cm" svg:y="18.334cm">
          <text:p text:style-name="P6"><text:span text:style-name="T1">Shift input-buf right from cursor_ptr</text:span></text:p>
          <text:p text:style-name="P6"><text:span text:style-name="T1">Increment input_but_ptr</text:span></text:p>
          <text:p text:style-name="P6"><text:span text:style-name="T1">Add char to input_buf at cursor_ptr</text:span></text:p>
          <text:p text:style-name="P6"><text:span text:style-name="T1">Increment cursor_ptr</text:span></text:p>
          <text:p text:style-name="P6"><text:span text:style-name="T1">Move cursor 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.143cm" svg:height="0.762cm" svg:x="4.366cm" svg:y="9.572cm">
          <draw:text-box>
            <text:p><text:span text:style-name="T2">no</text:span></text:p>
          </draw:text-box>
        </draw:frame>
        <draw:custom-shape draw:style-name="gr12" draw:text-style-name="P2" xml:id="id10" draw:id="id10" draw:layer="layout" svg:width="3.322cm" svg:height="2.091cm" svg:x="33.301cm" svg:y="4.509cm">
          <text:p text:style-name="P1"><text:span text:style-name="T1">Token avail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11" draw:id="id11" draw:layer="layout" svg:width="3.937cm" svg:height="1.788cm" svg:x="38.118cm" svg:y="4.659cm">
          <text:p text:style-name="P1"><text:span text:style-name="T1">Pass token to</text:span></text:p>
          <text:p text:style-name="P1"><text:span text:style-name="T1"><text:s/></text:span><text:span text:style-name="T1">command processor</text:span></text:p>
          <text:p text:style-name="P1"><text:span text:style-name="T1">Set prompt flag 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36.623cm" svg:y1="5.555cm" svg:x2="38.118cm" svg:y2="5.553cm" draw:start-shape="id10" draw:start-glue-point="7" draw:end-shape="id11" draw:end-glue-point="3" svg:d="M36623 5555h748v-2h747" svg:viewBox="0 0 1496 3">
          <text:p/>
        </draw:connector>
        <draw:custom-shape draw:style-name="gr14" draw:text-style-name="P8" xml:id="id13" draw:id="id13" draw:layer="layout" svg:width="3.683cm" svg:height="1.143cm" svg:x="31.98cm" svg:y="8.469cm">
          <text:p text:style-name="P1"><text:span text:style-name="T1">Display prompt buffer</text:span></text:p>
          <text:p text:style-name="P1"><text:span text:style-name="T1">Set prompt flag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3.048cm" svg:height="1.651cm" svg:x="29.735cm" svg:y="6.423cm">
          <text:p text:style-name="P1"><text:span text:style-name="T1">Prompt 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3.301cm" svg:y1="5.555cm" svg:x2="31.259cm" svg:y2="6.423cm" draw:start-shape="id10" draw:start-glue-point="5" draw:end-shape="id12" draw:end-glue-point="4" svg:d="M33301 5555h-2042v868" svg:viewBox="0 0 2043 869">
          <text:p/>
        </draw:connector>
        <draw:connector draw:style-name="gr5" draw:text-style-name="P3" draw:layer="layout" svg:x1="32.783cm" svg:y1="7.249cm" svg:x2="33.821cm" svg:y2="8.469cm" svg:d="M32783 7249h1038v1220" svg:viewBox="0 0 1039 1221">
          <text:p/>
        </draw:connector>
        <draw:frame draw:style-name="gr15" draw:text-style-name="P5" draw:layer="layout" svg:width="1.789cm" svg:height="0.743cm" svg:x="32.739cm" svg:y="6.575cm">
          <draw:text-box>
            <text:p><text:span text:style-name="T2">false</text:span></text:p>
          </draw:text-box>
        </draw:frame>
        <draw:frame draw:style-name="gr9" draw:text-style-name="P5" draw:layer="layout" svg:width="1.143cm" svg:height="0.762cm" svg:x="27.667cm" svg:y="9.89cm">
          <draw:text-box>
            <text:p><text:span text:style-name="T2">no</text:span></text:p>
          </draw:text-box>
        </draw:frame>
        <draw:frame draw:style-name="gr15" draw:text-style-name="P5" draw:layer="layout" svg:width="1.789cm" svg:height="0.743cm" svg:x="28.64cm" svg:y="6.576cm">
          <draw:text-box>
            <text:p><text:span text:style-name="T2">true</text:span></text:p>
          </draw:text-box>
        </draw:frame>
        <draw:connector draw:style-name="gr5" draw:text-style-name="P3" draw:layer="layout" draw:line-skew="3.349cm" svg:x1="29.735cm" svg:y1="7.249cm" svg:x2="19.277cm" svg:y2="1.525cm" draw:start-shape="id12" draw:start-glue-point="5" draw:end-shape="id7" draw:end-glue-point="1" svg:d="M29735 7249h-1880v-5724h-8578" svg:viewBox="0 0 10459 5725">
          <text:p/>
        </draw:connector>
        <draw:connector draw:style-name="gr5" draw:text-style-name="P3" draw:layer="layout" draw:line-skew="2.227cm" svg:x1="31.98cm" svg:y1="9.04cm" svg:x2="19.277cm" svg:y2="1.525cm" draw:start-shape="id13" draw:start-glue-point="3" draw:end-shape="id7" draw:end-glue-point="1" svg:d="M31980 9040h-4125v-7515h-8578" svg:viewBox="0 0 12704 7516">
          <text:p/>
        </draw:connector>
        <draw:custom-shape draw:style-name="gr16" draw:text-style-name="P2" xml:id="id14" draw:id="id14" draw:layer="layout" svg:width="1.905cm" svg:height="1.905cm" svg:x="34.01cm" svg:y="0.966cm">
          <text:p text:style-name="P1"><text:span text:style-name="T1">Start</text:span></text:p>
          <text:p text:style-name="P1"><text:span text:style-name="T1">Main 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xml:id="id15" draw:id="id15" draw:layer="layout" svg:x1="34.963cm" svg:y1="2.871cm" svg:x2="34.962cm" svg:y2="4.509cm" draw:start-shape="id14" draw:start-glue-point="8" draw:end-shape="id10" draw:end-glue-point="4" svg:d="M34963 2871v819h-1v819" svg:viewBox="0 0 2 1639">
          <text:p/>
        </draw:connector>
        <draw:connector draw:style-name="gr5" draw:text-style-name="P3" draw:layer="layout" svg:x1="40.086cm" svg:y1="4.659cm" svg:x2="34.962cm" svg:y2="3.69cm" draw:start-shape="id11" draw:start-glue-point="0" draw:end-shape="id15" draw:end-glue-point="0" svg:d="M40086 4659v-969h-5124" svg:viewBox="0 0 5125 970">
          <text:p/>
        </draw:connector>
        <draw:frame draw:style-name="gr9" draw:text-style-name="P5" draw:layer="layout" svg:width="1.143cm" svg:height="0.762cm" svg:x="32.365cm" svg:y="4.872cm">
          <draw:text-box>
            <text:p><text:span text:style-name="T2">no</text:span></text:p>
          </draw:text-box>
        </draw:frame>
        <draw:custom-shape draw:style-name="gr17" draw:text-style-name="P9" xml:id="id27" draw:id="id27" draw:layer="layout" svg:width="5.08cm" svg:height="3.607cm" svg:x="25.857cm" svg:y="18.735cm">
          <text:p text:style-name="P6"><text:span text:style-name="T1">Clear screen_buf</text:span></text:p>
          <text:p text:style-name="P6"><text:span text:style-name="T1">Clear input_buf</text:span></text:p>
          <text:p text:style-name="P6"><text:span text:style-name="T1">Copy promp_buf to screen_buf</text:span></text:p>
          <text:p text:style-name="P6"><text:span text:style-name="T1">Copy ring_buf to input_buff</text:span></text:p>
          <text:p text:style-name="P6"><text:span text:style-name="T1">Cat input_buf to screen_buf</text:span></text:p>
          <text:p text:style-name="P6"><text:span text:style-name="T1">Clear current terminal line</text:span></text:p>
          <text:p text:style-name="P6"><text:span text:style-name="T1">Send screen_buf to terminal</text:span></text:p>
          <text:p text:style-name="P6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xml:id="id17" draw:id="id17" draw:layer="layout" svg:width="3.81cm" svg:height="2.539cm" svg:x="2.016cm" svg:y="11.034cm">
          <text:p text:style-name="P1"><text:span text:style-name="T1">input_buf_ptr</text:span></text:p>
          <text:p text:style-name="P1"><text:span text:style-name="T1">==</text:span></text:p>
          <text:p text:style-name="P1"><text:span text:style-name="T1">input_buf_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5.826cm" svg:y1="10.16cm" svg:x2="3.921cm" svg:y2="11.034cm" draw:start-shape="id16" draw:start-glue-point="5" draw:end-shape="id17" draw:end-glue-point="4" svg:d="M5826 10160h-1905v874" svg:viewBox="0 0 1906 875">
          <text:p/>
        </draw:connector>
        <draw:connector draw:style-name="gr5" draw:text-style-name="P3" draw:layer="layout" svg:x1="12.42cm" svg:y1="8.06cm" svg:x2="7.348cm" svg:y2="9.334cm" draw:start-shape="id2" draw:start-glue-point="5" draw:end-shape="id16" draw:end-glue-point="4" svg:d="M12420 8060h-5072v1274" svg:viewBox="0 0 5073 1275">
          <text:p/>
        </draw:connector>
        <draw:frame draw:style-name="gr9" draw:text-style-name="P5" draw:layer="layout" svg:width="1.143cm" svg:height="0.762cm" svg:x="5.167cm" svg:y="11.272cm">
          <draw:text-box>
            <text:p><text:span text:style-name="T2">no</text:span></text:p>
          </draw:text-box>
        </draw:frame>
        <draw:frame draw:style-name="gr10" draw:text-style-name="P5" draw:layer="layout" svg:width="1.392cm" svg:height="0.725cm" svg:x="1.367cm" svg:y="11.172cm">
          <draw:text-box>
            <text:p><text:span text:style-name="T2">yes</text:span></text:p>
          </draw:text-box>
        </draw:frame>
        <draw:custom-shape draw:style-name="gr1" draw:text-style-name="P2" xml:id="id18" draw:id="id18" draw:layer="layout" svg:width="3.048cm" svg:height="1.651cm" svg:x="24.619cm" svg:y="12.961cm">
          <text:p text:style-name="P1"><text:span text:style-name="T1">ring_buf 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26.143cm" svg:y1="11.412cm" svg:x2="26.143cm" svg:y2="12.961cm" draw:start-shape="id3" draw:start-glue-point="6" draw:end-shape="id18" draw:end-glue-point="4" svg:d="M26143 11412v1549" svg:viewBox="0 0 1 1550">
          <text:p/>
        </draw:connector>
        <draw:custom-shape draw:style-name="gr1" draw:text-style-name="P2" xml:id="id19" draw:id="id19" draw:layer="layout" svg:width="3.048cm" svg:height="1.651cm" svg:x="29.13cm" svg:y="12.983cm">
          <text:p text:style-name="P1"><text:span text:style-name="T1">ring_buf 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2.254cm" svg:y1="12.27cm" svg:x2="30.654cm" svg:y2="12.983cm" draw:start-shape="id4" draw:start-glue-point="5" draw:end-shape="id19" draw:end-glue-point="4" svg:d="M32254 12270h-1600v713" svg:viewBox="0 0 1601 714">
          <text:p/>
        </draw:connector>
        <draw:frame draw:style-name="gr10" draw:text-style-name="P5" draw:layer="layout" svg:width="1.392cm" svg:height="0.725cm" svg:x="31.262cm" svg:y="11.594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23.603cm" svg:y="13.102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24.969cm" svg:y="11.277cm">
          <draw:text-box>
            <text:p><text:span text:style-name="T2">yes</text:span></text:p>
          </draw:text-box>
        </draw:frame>
        <draw:custom-shape draw:style-name="gr19" draw:text-style-name="P2" xml:id="id33" draw:id="id33" draw:layer="layout" svg:width="2.921cm" svg:height="0.762cm" draw:transform="skewX (0.00261799387799149) rotate (-1.5694000633933) translate (24.111cm 23.9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2" xml:id="id20" draw:id="id20" draw:layer="layout" svg:width="2.921cm" svg:height="0.762cm" draw:transform="skewX (0.00261799387799149) rotate (-1.5694000633933) translate (28.71cm 14.5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29.13cm" svg:y1="13.809cm" svg:x2="28.329cm" svg:y2="14.59cm" draw:start-shape="id19" draw:start-glue-point="5" draw:end-shape="id20" draw:end-glue-point="3" svg:d="M29130 13809h-801v781" svg:viewBox="0 0 802 782">
          <text:p/>
        </draw:connector>
        <draw:frame draw:style-name="gr10" draw:text-style-name="P5" draw:layer="layout" svg:width="1.392cm" svg:height="0.725cm" svg:x="28.203cm" svg:y="13.103cm">
          <draw:text-box>
            <text:p><text:span text:style-name="T2">yes</text:span></text:p>
          </draw:text-box>
        </draw:frame>
        <draw:frame draw:style-name="gr9" draw:text-style-name="P5" draw:layer="layout" svg:width="1.143cm" svg:height="0.762cm" svg:x="30.617cm" svg:y="14.462cm">
          <draw:text-box>
            <text:p><text:span text:style-name="T2">no</text:span></text:p>
          </draw:text-box>
        </draw:frame>
        <draw:custom-shape draw:style-name="gr1" draw:text-style-name="P2" xml:id="id21" draw:id="id21" draw:layer="layout" svg:width="3.048cm" svg:height="1.651cm" svg:x="35.525cm" svg:y="13.146cm">
          <text:p text:style-name="P1"><text:span text:style-name="T1">Lef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5.302cm" svg:y1="12.27cm" svg:x2="37.049cm" svg:y2="13.146cm" draw:start-shape="id4" draw:start-glue-point="7" draw:end-shape="id21" draw:end-glue-point="4" svg:d="M35302 12270h1747v876" svg:viewBox="0 0 1748 877">
          <text:p/>
        </draw:connector>
        <draw:connector draw:style-name="gr5" draw:text-style-name="P3" draw:layer="layout" svg:x1="35.525cm" svg:y1="13.972cm" svg:x2="35.029cm" svg:y2="14.889cm" draw:start-shape="id21" draw:start-glue-point="5" draw:end-shape="id22" draw:end-glue-point="4" svg:d="M35525 13972h-496v917" svg:viewBox="0 0 497 918">
          <text:p/>
        </draw:connector>
        <draw:custom-shape draw:style-name="gr19" draw:text-style-name="P2" xml:id="id23" draw:id="id23" draw:layer="layout" svg:width="2.921cm" svg:height="0.762cm" draw:transform="skewX (0.00261799387799149) rotate (-1.5694000633933) translate (33.082cm 21.08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33.293cm" svg:y1="15.946cm" svg:x2="32.701cm" svg:y2="21.085cm" draw:start-shape="id22" draw:start-glue-point="5" draw:end-shape="id23" draw:end-glue-point="3" svg:d="M33293 15946h-592v5139" svg:viewBox="0 0 593 5140">
          <text:p/>
        </draw:connector>
        <draw:custom-shape draw:style-name="gr2" draw:text-style-name="P2" xml:id="id28" draw:id="id28" draw:layer="layout" svg:width="3.472cm" svg:height="2.113cm" svg:x="35.752cm" svg:y="19.496cm">
          <text:p text:style-name="P1"><text:span text:style-name="T1">input_ptr &lt;=</text:span></text:p>
          <text:p text:style-name="P1"><text:span text:style-name="T1">start_input_bu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8.573cm" svg:y1="13.972cm" svg:x2="39.524cm" svg:y2="15.094cm" draw:start-shape="id21" draw:start-glue-point="7" draw:end-shape="id24" draw:end-glue-point="4" svg:d="M38573 13972h951v1122" svg:viewBox="0 0 952 1123">
          <text:p/>
        </draw:connector>
        <draw:custom-shape draw:style-name="gr20" draw:text-style-name="P2" xml:id="id29" draw:id="id29" draw:layer="layout" svg:width="3.188cm" svg:height="1.143cm" svg:x="33.426cm" svg:y="18.082cm">
          <text:p text:style-name="P1"><text:span text:style-name="T1">Decrement</text:span></text:p>
          <text:p text:style-name="P1"><text:span text:style-name="T1">cursor_ptr</text:span></text:p>
          <text:p text:style-name="P1"><text:span text:style-name="T1">Move cursor lef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6" draw:id="id26" draw:layer="layout" svg:width="2.794cm" svg:height="1.143cm" svg:x="29.257cm" svg:y="16.082cm">
          <text:p text:style-name="P1"><text:span text:style-name="T1">Increment</text:span></text:p>
          <text:p text:style-name="P10"><text:span text:style-name="T1">ring_buf_ou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5" draw:id="id25" draw:layer="layout" svg:width="2.794cm" svg:height="1.143cm" svg:x="24.746cm" svg:y="16.082cm">
          <text:p text:style-name="P1"><text:span text:style-name="T1">Decrement</text:span></text:p>
          <text:p text:style-name="P1"><text:span text:style-name="T1">ring_buf_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26.143cm" svg:y1="14.612cm" svg:x2="26.143cm" svg:y2="16.082cm" draw:start-shape="id18" draw:start-glue-point="6" draw:end-shape="id25" draw:end-glue-point="0" svg:d="M26143 14612v1470" svg:viewBox="0 0 1 1471">
          <text:p/>
        </draw:connector>
        <draw:connector draw:style-name="gr5" draw:text-style-name="P3" draw:layer="layout" svg:x1="30.654cm" svg:y1="14.634cm" svg:x2="30.654cm" svg:y2="16.082cm" draw:start-shape="id19" draw:end-shape="id26" draw:end-glue-point="0" svg:d="M30654 14634v1448" svg:viewBox="0 0 1 1449">
          <text:p/>
        </draw:connector>
        <draw:connector draw:style-name="gr5" draw:text-style-name="P3" draw:layer="layout" svg:x1="26.143cm" svg:y1="17.225cm" svg:x2="28.397cm" svg:y2="18.735cm" draw:start-shape="id25" draw:start-glue-point="2" draw:end-shape="id27" draw:end-glue-point="0" svg:d="M26143 17225v754h2254v756" svg:viewBox="0 0 2255 1511">
          <text:p/>
        </draw:connector>
        <draw:connector draw:style-name="gr5" draw:text-style-name="P3" draw:layer="layout" svg:x1="30.654cm" svg:y1="17.225cm" svg:x2="28.397cm" svg:y2="18.735cm" draw:start-shape="id26" draw:start-glue-point="2" draw:end-shape="id27" draw:end-glue-point="0" svg:d="M30654 17225v754h-2257v756" svg:viewBox="0 0 2258 1511">
          <text:p/>
        </draw:connector>
        <draw:custom-shape draw:style-name="gr21" draw:text-style-name="P2" xml:id="id30" draw:id="id30" draw:layer="layout" svg:width="3.263cm" svg:height="1.143cm" svg:x="35.857cm" svg:y="22.644cm">
          <text:p text:style-name="P1"><text:span text:style-name="T1">Increment</text:span></text:p>
          <text:p text:style-name="P1"><text:span text:style-name="T1">cursor_ptr</text:span></text:p>
          <text:p text:style-name="P1"><text:span text:style-name="T1">Move cursor right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8cm" svg:y1="15.92cm" svg:x2="37.488cm" svg:y2="19.496cm" draw:start-shape="id24" draw:start-glue-point="5" draw:end-shape="id28" draw:end-glue-point="4" svg:d="M38000 15920h-512v3576" svg:viewBox="0 0 513 3577">
          <text:p/>
        </draw:connector>
        <draw:connector draw:style-name="gr5" draw:text-style-name="P3" draw:layer="layout" svg:x1="35.029cm" svg:y1="17.002cm" svg:x2="35.02cm" svg:y2="18.082cm" draw:start-shape="id22" draw:start-glue-point="6" draw:end-shape="id29" draw:end-glue-point="0" svg:d="M35029 17002v540h-9v540" svg:viewBox="0 0 10 1081">
          <text:p/>
        </draw:connector>
        <draw:connector draw:style-name="gr5" draw:text-style-name="P3" draw:layer="layout" svg:x1="37.488cm" svg:y1="21.609cm" svg:x2="37.488cm" svg:y2="22.644cm" draw:start-shape="id28" draw:start-glue-point="6" draw:end-shape="id30" draw:end-glue-point="0" svg:d="M37488 21609v1035" svg:viewBox="0 0 1 1036">
          <text:p/>
        </draw:connector>
        <draw:custom-shape draw:style-name="gr4" draw:text-style-name="P2" xml:id="id31" draw:id="id31" draw:layer="layout" svg:width="2.794cm" svg:height="1.143cm" svg:x="39.1cm" svg:y="18.318cm">
          <text:p text:style-name="P1"><text:span text:style-name="T1">Process escape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32" draw:id="id32" draw:layer="layout" svg:width="2.921cm" svg:height="0.762cm" draw:transform="skewX (0.00261799387799149) rotate (-1.5694000633933) translate (40.881cm 23.98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41.048cm" svg:y1="15.92cm" svg:x2="40.497cm" svg:y2="18.318cm" draw:start-shape="id24" draw:start-glue-point="7" draw:end-shape="id31" draw:end-glue-point="0" svg:d="M41048 15920h502v1611h-1053v787" svg:viewBox="0 0 1054 2399">
          <text:p/>
        </draw:connector>
        <draw:connector draw:style-name="gr5" draw:text-style-name="P3" draw:layer="layout" svg:x1="40.497cm" svg:y1="19.461cm" svg:x2="40.5cm" svg:y2="23.985cm" draw:start-shape="id31" draw:start-glue-point="2" draw:end-shape="id32" draw:end-glue-point="3" svg:d="M40497 19461v2261h3v2263" svg:viewBox="0 0 4 4525">
          <text:p/>
        </draw:connector>
        <draw:frame draw:style-name="gr10" draw:text-style-name="P5" draw:layer="layout" svg:width="1.143cm" svg:height="0.725cm" svg:x="35.144cm" svg:y="11.676cm">
          <draw:text-box>
            <text:p><text:span text:style-name="T2">no</text:span></text:p>
          </draw:text-box>
        </draw:frame>
        <draw:frame draw:style-name="gr10" draw:text-style-name="P5" draw:layer="layout" svg:width="1.143cm" svg:height="0.725cm" svg:x="40.744cm" svg:y="15.276cm">
          <draw:text-box>
            <text:p><text:span text:style-name="T2">no</text:span></text:p>
          </draw:text-box>
        </draw:frame>
        <draw:connector draw:style-name="gr5" draw:text-style-name="P3" draw:layer="layout" svg:x1="35.02cm" svg:y1="19.225cm" svg:x2="32.716cm" svg:y2="19.802cm" draw:start-shape="id29" draw:start-glue-point="2" svg:d="M35020 19225v539h-2304v38" svg:viewBox="0 0 2305 578">
          <text:p/>
        </draw:connector>
        <draw:connector draw:style-name="gr5" draw:text-style-name="P3" draw:layer="layout" svg:x1="39.12cm" svg:y1="23.215cm" svg:x2="40.485cm" svg:y2="23.162cm" draw:start-shape="id30" draw:start-glue-point="1" svg:d="M39120 23215h933v-53h432" svg:viewBox="0 0 1366 54">
          <text:p/>
        </draw:connector>
        <draw:connector draw:style-name="gr5" draw:text-style-name="P3" draw:layer="layout" svg:x1="24.619cm" svg:y1="13.787cm" svg:x2="23.73cm" svg:y2="23.99cm" draw:start-shape="id18" draw:start-glue-point="5" draw:end-shape="id33" draw:end-glue-point="3" svg:d="M24619 13787h-889v10203" svg:viewBox="0 0 890 10204">
          <text:p/>
        </draw:connector>
        <draw:connector draw:style-name="gr5" draw:text-style-name="P3" draw:layer="layout" svg:x1="25.857cm" svg:y1="20.538cm" svg:x2="23.728cm" svg:y2="20.537cm" draw:start-shape="id27" draw:start-glue-point="3" svg:d="M25857 20538h-1315v-1h-814" svg:viewBox="0 0 2130 2">
          <text:p/>
        </draw:connector>
        <draw:custom-shape draw:style-name="gr22" draw:text-style-name="P7" xml:id="id35" draw:id="id35" draw:layer="layout" svg:width="4.897cm" svg:height="1.644cm" svg:x="1.864cm" svg:y="16.277cm">
          <text:p text:style-name="P6"><text:span text:style-name="T1">Add char to input_buf</text:span></text:p>
          <text:p text:style-name="P6"><text:span text:style-name="T1">Increment input_buf_ptr</text:span></text:p>
          <text:p text:style-name="P6"><text:span text:style-name="T1">Increment cursor_pt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1.143cm" svg:height="0.725cm" svg:x="32.544cm" svg:y="15.376cm">
          <draw:text-box>
            <text:p><text:span text:style-name="T2">no</text:span></text:p>
          </draw:text-box>
        </draw:frame>
        <draw:frame draw:style-name="gr10" draw:text-style-name="P5" draw:layer="layout" svg:width="1.143cm" svg:height="0.725cm" svg:x="37.344cm" svg:y="21.376cm">
          <draw:text-box>
            <text:p><text:span text:style-name="T2">no</text:span></text:p>
          </draw:text-box>
        </draw:frame>
        <draw:connector draw:style-name="gr5" draw:text-style-name="P3" draw:layer="layout" svg:x1="39.224cm" svg:y1="20.553cm" svg:x2="40.527cm" svg:y2="20.537cm" draw:start-shape="id28" draw:start-glue-point="7" svg:d="M39224 20553h903v-16h400" svg:viewBox="0 0 1304 17">
          <text:p/>
        </draw:connector>
        <draw:frame draw:style-name="gr10" draw:text-style-name="P5" draw:layer="layout" svg:width="1.392cm" svg:height="0.725cm" svg:x="37.062cm" svg:y="15.295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34.862cm" svg:y="16.796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38.962cm" svg:y="19.896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34.862cm" svg:y="13.296cm">
          <draw:text-box>
            <text:p><text:span text:style-name="T2">yes</text:span></text:p>
          </draw:text-box>
        </draw:frame>
        <draw:custom-shape draw:style-name="gr23" draw:text-style-name="P2" xml:id="id34" draw:id="id34" draw:layer="layout" svg:width="3.416cm" svg:height="2.009cm" svg:x="4.823cm" svg:y="13.734cm">
          <text:p text:style-name="P1"><text:span text:style-name="T1">input_ptr</text:span></text:p>
          <text:p text:style-name="P1"><text:span text:style-name="T1">== </text:span></text:p>
          <text:p text:style-name="P1"><text:span text:style-name="T1">cursor_pt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4.823cm" svg:y1="14.739cm" svg:x2="4.312cm" svg:y2="16.277cm" draw:start-shape="id34" draw:start-glue-point="5" draw:end-shape="id35" svg:d="M4823 14739h-511v1538" svg:viewBox="0 0 512 1539">
          <text:p/>
        </draw:connector>
        <draw:custom-shape draw:style-name="gr19" draw:text-style-name="P2" xml:id="id36" draw:id="id36" draw:layer="layout" svg:width="2.921cm" svg:height="0.762cm" draw:transform="skewX (0.00261799387799149) rotate (-1.5694000633933) translate (1.81cm 23.9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19.404cm" svg:y1="4.005cm" svg:x2="20.558cm" svg:y2="5.123cm" draw:start-shape="id8" draw:start-glue-point="7" draw:end-shape="id1" draw:end-glue-point="4" svg:d="M19404 4005h1154v1118" svg:viewBox="0 0 1155 1119">
          <text:p/>
        </draw:connector>
        <draw:frame draw:style-name="gr10" draw:text-style-name="P5" draw:layer="layout" svg:width="1.392cm" svg:height="0.725cm" svg:x="19.462cm" svg:y="3.395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21.96cm" svg:y="5.228cm">
          <draw:text-box>
            <text:p><text:span text:style-name="T2">yes</text:span></text:p>
          </draw:text-box>
        </draw:frame>
        <draw:connector draw:style-name="gr5" draw:text-style-name="P3" draw:layer="layout" svg:x1="2.016cm" svg:y1="12.304cm" svg:x2="1.429cm" svg:y2="23.99cm" draw:start-shape="id17" draw:start-glue-point="5" draw:end-shape="id36" draw:end-glue-point="3" svg:d="M2016 12304h-587v11686" svg:viewBox="0 0 588 11687">
          <text:p/>
        </draw:connector>
        <draw:connector draw:style-name="gr5" draw:text-style-name="P3" draw:layer="layout" svg:x1="5.826cm" svg:y1="12.304cm" svg:x2="6.531cm" svg:y2="13.734cm" draw:start-shape="id17" draw:start-glue-point="7" draw:end-shape="id34" draw:end-glue-point="4" svg:d="M5826 12304h705v1430" svg:viewBox="0 0 706 1431">
          <text:p/>
        </draw:connector>
        <draw:connector draw:style-name="gr5" draw:text-style-name="P3" draw:layer="layout" svg:x1="8.239cm" svg:y1="14.739cm" svg:x2="10.044cm" svg:y2="18.334cm" draw:start-shape="id34" draw:start-glue-point="7" draw:end-shape="id37" svg:d="M8239 14739h1805v3595" svg:viewBox="0 0 1806 3596">
          <text:p/>
        </draw:connector>
        <draw:connector draw:style-name="gr5" draw:text-style-name="P3" draw:layer="layout" svg:x1="20.335cm" svg:y1="10.36cm" svg:x2="20.93cm" svg:y2="16.395cm" draw:start-shape="id5" draw:start-glue-point="7" draw:end-shape="id38" draw:end-glue-point="0" svg:d="M20335 10360h595v6035" svg:viewBox="0 0 596 6036">
          <text:p/>
        </draw:connector>
        <draw:custom-shape draw:style-name="gr24" draw:text-style-name="P7" xml:id="id40" draw:id="id40" draw:layer="layout" svg:width="5.225cm" svg:height="1.527cm" svg:x="18.318cm" svg:y="18.126cm">
          <text:p text:style-name="P6"><text:span text:style-name="T1">Clear screen_buf</text:span></text:p>
          <text:p text:style-name="P6"><text:span text:style-name="T1">Copy promp_buf to screen_b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xml:id="id41" draw:id="id41" draw:layer="layout" svg:width="4.897cm" svg:height="1.235cm" svg:x="18.482cm" svg:y="20.577cm">
          <text:p text:style-name="P6"><text:span text:style-name="T1">Clear current terminal line</text:span></text:p>
          <text:p text:style-name="P6"><text:span text:style-name="T1">Send screen_buf to 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6.297cm" svg:y1="12.525cm" svg:x2="16.297cm" svg:y2="13.421cm" draw:start-shape="id6" draw:start-glue-point="2" draw:end-shape="id39" draw:end-glue-point="0" svg:d="M16297 12525v896" svg:viewBox="0 0 1 897">
          <text:p/>
        </draw:connector>
        <draw:frame draw:style-name="gr9" draw:text-style-name="P5" draw:layer="layout" svg:width="1.143cm" svg:height="0.762cm" svg:x="16.568cm" svg:y="9.69cm">
          <draw:text-box>
            <text:p><text:span text:style-name="T2">no</text:span></text:p>
          </draw:text-box>
        </draw:frame>
        <draw:frame draw:style-name="gr10" draw:text-style-name="P5" draw:layer="layout" svg:width="1.392cm" svg:height="0.725cm" svg:x="20.169cm" svg:y="9.678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15.269cm" svg:y="7.379cm">
          <draw:text-box>
            <text:p><text:span text:style-name="T2">yes</text:span></text:p>
          </draw:text-box>
        </draw:frame>
        <draw:connector draw:style-name="gr5" draw:text-style-name="P3" draw:layer="layout" svg:x1="15.468cm" svg:y1="8.06cm" svg:x2="18.811cm" svg:y2="9.534cm" draw:start-shape="id2" draw:start-glue-point="7" draw:end-shape="id5" draw:end-glue-point="4" svg:d="M15468 8060h3343v1474" svg:viewBox="0 0 3344 1475">
          <text:p/>
        </draw:connector>
        <draw:connector draw:style-name="gr5" draw:text-style-name="P3" draw:layer="layout" svg:x1="20.93cm" svg:y1="17.284cm" svg:x2="20.93cm" svg:y2="18.126cm" draw:start-shape="id38" draw:start-glue-point="2" draw:end-shape="id40" draw:end-glue-point="0" svg:d="M20930 17284v842" svg:viewBox="0 0 1 843">
          <text:p/>
        </draw:connector>
        <draw:connector draw:style-name="gr5" draw:text-style-name="P3" draw:layer="layout" svg:x1="20.93cm" svg:y1="19.653cm" svg:x2="20.93cm" svg:y2="20.577cm" draw:start-shape="id40" draw:start-glue-point="2" draw:end-shape="id41" draw:end-glue-point="0" svg:d="M20930 19653v924" svg:viewBox="0 0 1 925">
          <text:p/>
        </draw:connector>
        <draw:connector draw:style-name="gr5" draw:text-style-name="P3" draw:layer="layout" svg:x1="20.93cm" svg:y1="21.812cm" svg:x2="23.73cm" svg:y2="23.99cm" draw:start-shape="id41" draw:start-glue-point="2" draw:end-shape="id33" draw:end-glue-point="3" svg:d="M20930 21812v1088h2800v1090" svg:viewBox="0 0 2801 2179">
          <text:p/>
        </draw:connector>
        <draw:connector draw:style-name="gr5" draw:text-style-name="P3" draw:layer="layout" svg:x1="16.297cm" svg:y1="14.564cm" svg:x2="20.93cm" svg:y2="16.395cm" draw:start-shape="id39" draw:start-glue-point="2" draw:end-shape="id38" draw:end-glue-point="0" svg:d="M16297 14564v915h4633v916" svg:viewBox="0 0 4634 1832">
          <text:p/>
        </draw:connector>
        <draw:custom-shape draw:style-name="gr26" draw:text-style-name="P2" xml:id="id42" draw:id="id42" draw:layer="layout" svg:width="3.641cm" svg:height="1.979cm" svg:x="8.431cm" svg:y="10.906cm">
          <text:p text:style-name="P1"><text:span text:style-name="T1">cursor_ptr ==</text:span></text:p>
          <text:p text:style-name="P1"><text:span text:style-name="T1">input_buf_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8.869cm" svg:y1="10.16cm" svg:x2="10.251cm" svg:y2="10.906cm" draw:start-shape="id16" draw:start-glue-point="7" draw:end-shape="id42" draw:end-glue-point="4" svg:d="M8869 10160h1382v746" svg:viewBox="0 0 1383 747">
          <text:p/>
        </draw:connector>
        <draw:frame draw:style-name="gr10" draw:text-style-name="P5" draw:layer="layout" svg:width="1.392cm" svg:height="0.725cm" svg:x="8.869cm" svg:y="9.48cm">
          <draw:text-box>
            <text:p><text:span text:style-name="T2">yes</text:span></text:p>
          </draw:text-box>
        </draw:frame>
        <draw:custom-shape draw:style-name="gr27" draw:text-style-name="P9" xml:id="id43" draw:id="id43" draw:layer="layout" svg:width="4.897cm" svg:height="2.083cm" svg:x="1.864cm" svg:y="18.777cm">
          <text:p text:style-name="P6"><text:span text:style-name="T1">Clear screen_buf</text:span></text:p>
          <text:p text:style-name="P6"><text:span text:style-name="T1">Copy promp_buf to screen_buf</text:span></text:p>
          <text:p text:style-name="P6"><text:span text:style-name="T1">Cat input_buf to screen_buf</text:span></text:p>
          <text:p text:style-name="P6"><text:span text:style-name="T1">Clear current terminal line</text:span></text:p>
          <text:p text:style-name="P6"><text:span text:style-name="T1">Send screen_buf to 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4.312cm" svg:y1="17.921cm" svg:x2="4.312cm" svg:y2="18.777cm" draw:start-shape="id35" draw:start-glue-point="2" draw:end-shape="id43" draw:end-glue-point="0" svg:d="M4312 17921v856" svg:viewBox="0 0 1 857">
          <text:p/>
        </draw:connector>
        <draw:connector draw:style-name="gr5" draw:text-style-name="P3" draw:layer="layout" svg:x1="8.431cm" svg:y1="11.895cm" svg:x2="9.256cm" svg:y2="13.646cm" draw:start-shape="id42" draw:start-glue-point="5" draw:end-shape="id44" draw:end-glue-point="3" svg:d="M8431 11895h-502v1751h1327" svg:viewBox="0 0 1328 1752">
          <text:p/>
        </draw:connector>
        <draw:frame draw:style-name="gr10" draw:text-style-name="P5" draw:layer="layout" svg:width="1.392cm" svg:height="0.725cm" svg:x="7.569cm" svg:y="11.281cm">
          <draw:text-box>
            <text:p><text:span text:style-name="T2">yes</text:span></text:p>
          </draw:text-box>
        </draw:frame>
        <draw:custom-shape draw:style-name="gr28" draw:text-style-name="P7" xml:id="id45" draw:id="id45" draw:layer="layout" svg:width="5.152cm" svg:height="2.184cm" svg:x="11.196cm" svg:y="15.734cm">
          <text:p text:style-name="P6"><text:span text:style-name="T1">Shift input-buf left to cursor_ptr</text:span></text:p>
          <text:p text:style-name="P6"><text:span text:style-name="T1">decrement input_but_ptr</text:span></text:p>
          <text:p text:style-name="P6"><text:span text:style-name="T1">decrement cursor_ptr</text:span></text:p>
          <text:p text:style-name="P6"><text:span text:style-name="T1">Move cursor le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2.072cm" svg:y1="11.895cm" svg:x2="13.772cm" svg:y2="15.734cm" draw:start-shape="id42" draw:start-glue-point="7" draw:end-shape="id45" draw:end-glue-point="0" svg:d="M12072 11895h1700v3839" svg:viewBox="0 0 1701 3840">
          <text:p/>
        </draw:connector>
        <draw:custom-shape draw:style-name="gr29" draw:text-style-name="P9" xml:id="id46" draw:id="id46" draw:layer="layout" svg:width="5.713cm" svg:height="3.061cm" svg:x="7.188cm" svg:y="21.952cm">
          <text:p text:style-name="P6"><text:span text:style-name="T1">Save cursor position</text:span></text:p>
          <text:p text:style-name="P6"><text:span text:style-name="T1">Clear screen_buf</text:span></text:p>
          <text:p text:style-name="P6"><text:span text:style-name="T1">Copy promp_buf to screen_buf</text:span></text:p>
          <text:p text:style-name="P6"><text:span text:style-name="T1">Cat input_buf to screen_buf</text:span></text:p>
          <text:p text:style-name="P6"><text:span text:style-name="T1">Clear current terminal line</text:span></text:p>
          <text:p text:style-name="P6"><text:span text:style-name="T1">Send screen_buf to terminal</text:span></text:p>
          <text:p text:style-name="P6"><text:span text:style-name="T1">Restore cursor 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044cm" svg:y1="20.69cm" svg:x2="10.044cm" svg:y2="21.952cm" draw:start-shape="id37" draw:start-glue-point="2" draw:end-shape="id46" draw:end-glue-point="0" svg:d="M10044 20690v1262" svg:viewBox="0 0 1 1263">
          <text:p/>
        </draw:connector>
        <draw:custom-shape draw:style-name="gr19" draw:text-style-name="P2" xml:id="id44" draw:id="id44" draw:layer="layout" svg:width="2.921cm" svg:height="0.762cm" draw:transform="skewX (0.0026179938779915) rotate (0.0127409035395586) translate (9.252cm 13.26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2" xml:id="id47" draw:id="id47" draw:layer="layout" svg:width="2.921cm" svg:height="0.762cm" draw:transform="skewX (0.0026179938779915) rotate (0.0127409035395586) translate (11.252cm 26.171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10.044cm" svg:y1="25.013cm" svg:x2="11.256cm" svg:y2="26.552cm" draw:start-shape="id46" draw:start-glue-point="2" draw:end-shape="id47" draw:end-glue-point="3" svg:d="M10044 25013v1539h1212" svg:viewBox="0 0 1213 1540">
          <text:p/>
        </draw:connector>
        <draw:connector draw:style-name="gr5" draw:text-style-name="P3" draw:layer="layout" draw:line-skew="1.081cm" svg:x1="13.772cm" svg:y1="17.918cm" svg:x2="10.044cm" svg:y2="21.952cm" draw:start-shape="id45" draw:start-glue-point="2" draw:end-shape="id46" draw:end-glue-point="0" svg:d="M13772 17918v3098h-3728v936" svg:viewBox="0 0 3729 4035">
          <text:p/>
        </draw:connector>
        <draw:frame draw:style-name="gr10" draw:text-style-name="P5" draw:layer="layout" svg:width="1.392cm" svg:height="0.725cm" svg:x="3.969cm" svg:y="14.082cm">
          <draw:text-box>
            <text:p><text:span text:style-name="T2">yes</text:span></text:p>
          </draw:text-box>
        </draw:frame>
        <draw:frame draw:style-name="gr9" draw:text-style-name="P5" draw:layer="layout" svg:width="1.143cm" svg:height="0.762cm" svg:x="8.068cm" svg:y="14.172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11.866cm" svg:y="11.272cm">
          <draw:text-box>
            <text:p><text:span text:style-name="T2">no</text:span></text:p>
          </draw:text-box>
        </draw:frame>
        <draw:connector draw:style-name="gr5" draw:text-style-name="P3" draw:layer="layout" svg:x1="4.312cm" svg:y1="20.86cm" svg:x2="1.429cm" svg:y2="23.99cm" draw:start-shape="id43" draw:start-glue-point="2" draw:end-shape="id36" draw:end-glue-point="3" svg:d="M4312 20860v1564h-2883v1566" svg:viewBox="0 0 2884 31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2:55:35.970060000</meta:creation-date>
    <meta:editing-cycles>7</meta:editing-cycles>
    <meta:editing-duration>P2DT19H52M32S</meta:editing-duration>
    <dc:date>2017-11-12T09:38:04.395361000</dc:date>
    <meta:generator>LibreOffice/5.0.3.2$MacOSX_X86_64 LibreOffice_project/e5f16313668ac592c1bfb310f4390624e3dbfb75</meta:generator>
    <meta:document-statistic meta:object-count="138"/>
  </office:meta>
</office:document-meta>
</file>